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61in" style:rel-column-width="13590*"/>
    </style:style>
    <style:style style:name="Table1.B" style:family="table-column">
      <style:table-column-properties style:column-width="1.0042in" style:rel-column-width="9502*"/>
    </style:style>
    <style:style style:name="Table1.C" style:family="table-column">
      <style:table-column-properties style:column-width="2.3069in" style:rel-column-width="21831*"/>
    </style:style>
    <style:style style:name="Table1.D" style:family="table-column">
      <style:table-column-properties style:column-width="2.1778in" style:rel-column-width="20612*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61in" style:rel-column-width="13590*"/>
    </style:style>
    <style:style style:name="Table2.B" style:family="table-column">
      <style:table-column-properties style:column-width="0.8111in" style:rel-column-width="7675*"/>
    </style:style>
    <style:style style:name="Table2.C" style:family="table-column">
      <style:table-column-properties style:column-width="2.3806in" style:rel-column-width="22528*"/>
    </style:style>
    <style:style style:name="Table2.D" style:family="table-column">
      <style:table-column-properties style:column-width="2.2972in" style:rel-column-width="21742*"/>
    </style:style>
    <style:style style:name="Table2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00" fo:padding="0.0382in" fo:border="0.05pt solid #000000">
        <style:background-image/>
      </style:table-cell-properties>
    </style:style>
    <style:style style:name="Table2.A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361in" style:rel-column-width="13590*"/>
    </style:style>
    <style:style style:name="Table3.B" style:family="table-column">
      <style:table-column-properties style:column-width="0.8111in" style:rel-column-width="7675*"/>
    </style:style>
    <style:style style:name="Table3.C" style:family="table-column">
      <style:table-column-properties style:column-width="2.3806in" style:rel-column-width="22528*"/>
    </style:style>
    <style:style style:name="Table3.D" style:family="table-column">
      <style:table-column-properties style:column-width="2.2972in" style:rel-column-width="21742*"/>
    </style:style>
    <style:style style:name="Table3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ffff00" fo:padding="0.0382in" fo:border="0.05pt solid #000000">
        <style:background-image/>
      </style:table-cell-properties>
    </style:style>
    <style:style style:name="Table3.A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361in" style:rel-column-width="13590*"/>
    </style:style>
    <style:style style:name="Table4.B" style:family="table-column">
      <style:table-column-properties style:column-width="1.0042in" style:rel-column-width="9502*"/>
    </style:style>
    <style:style style:name="Table4.C" style:family="table-column">
      <style:table-column-properties style:column-width="2.3069in" style:rel-column-width="21831*"/>
    </style:style>
    <style:style style:name="Table4.D" style:family="table-column">
      <style:table-column-properties style:column-width="2.1778in" style:rel-column-width="20612*"/>
    </style:style>
    <style:style style:name="Table4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ff00" fo:padding="0.0382in" fo:border="0.05pt solid #000000">
        <style:background-image/>
      </style:table-cell-properties>
    </style:style>
    <style:style style:name="Table4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4361in" style:rel-column-width="13590*"/>
    </style:style>
    <style:style style:name="Table5.B" style:family="table-column">
      <style:table-column-properties style:column-width="1.0042in" style:rel-column-width="9502*"/>
    </style:style>
    <style:style style:name="Table5.C" style:family="table-column">
      <style:table-column-properties style:column-width="2.3069in" style:rel-column-width="21831*"/>
    </style:style>
    <style:style style:name="Table5.D" style:family="table-column">
      <style:table-column-properties style:column-width="2.1778in" style:rel-column-width="20612*"/>
    </style:style>
    <style:style style:name="Table5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ffff00" fo:padding="0.0382in" fo:border="0.05pt solid #000000">
        <style:background-image/>
      </style:table-cell-properties>
    </style:style>
    <style:style style:name="Table5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4361in" style:rel-column-width="13590*"/>
    </style:style>
    <style:style style:name="Table6.B" style:family="table-column">
      <style:table-column-properties style:column-width="1.0042in" style:rel-column-width="9502*"/>
    </style:style>
    <style:style style:name="Table6.C" style:family="table-column">
      <style:table-column-properties style:column-width="2.3069in" style:rel-column-width="21831*"/>
    </style:style>
    <style:style style:name="Table6.D" style:family="table-column">
      <style:table-column-properties style:column-width="2.1778in" style:rel-column-width="20612*"/>
    </style:style>
    <style:style style:name="Table6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fff00" fo:padding="0.0382in" fo:border="0.05pt solid #000000">
        <style:background-image/>
      </style:table-cell-properties>
    </style:style>
    <style:style style:name="Table6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f88e" officeooo:paragraph-rsid="0016f88e"/>
    </style:style>
    <style:style style:name="P2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6f88e" officeooo:paragraph-rsid="0016f88e"/>
    </style:style>
    <style:style style:name="P3" style:family="paragraph" style:parent-style-name="Table_20_Contents">
      <style:text-properties officeooo:rsid="0016f88e" officeooo:paragraph-rsid="0017e543"/>
    </style:style>
    <style:style style:name="P4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6f88e" officeooo:paragraph-rsid="0017e543"/>
    </style:style>
    <style:style style:name="P5" style:family="paragraph" style:parent-style-name="Table_20_Contents">
      <style:text-properties officeooo:rsid="0016f88e" officeooo:paragraph-rsid="001da47e"/>
    </style:style>
    <style:style style:name="P6" style:family="paragraph" style:parent-style-name="Table_20_Contents">
      <style:text-properties fo:font-size="7pt" officeooo:rsid="0016f88e" officeooo:paragraph-rsid="0016f88e" style:font-size-asian="7pt" style:font-size-complex="7pt"/>
    </style:style>
    <style:style style:name="P7" style:family="paragraph" style:parent-style-name="Table_20_Contents">
      <style:text-properties fo:font-size="7pt" officeooo:rsid="001da47e" officeooo:paragraph-rsid="001da47e" style:font-size-asian="7pt" style:font-size-complex="7pt"/>
    </style:style>
    <style:style style:name="P8" style:family="paragraph" style:parent-style-name="Table_20_Contents">
      <style:text-properties fo:font-size="7pt" officeooo:rsid="001f4062" officeooo:paragraph-rsid="001f4062" style:font-size-asian="7pt" style:font-size-complex="7pt"/>
    </style:style>
    <style:style style:name="P9" style:family="paragraph" style:parent-style-name="Table_20_Contents">
      <style:text-properties officeooo:rsid="001da47e" officeooo:paragraph-rsid="001da47e"/>
    </style:style>
    <style:style style:name="P10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da47e" officeooo:paragraph-rsid="001da47e"/>
    </style:style>
    <style:style style:name="P11" style:family="paragraph" style:parent-style-name="Table_20_Contents">
      <style:text-properties fo:font-size="8pt" officeooo:rsid="001da47e" officeooo:paragraph-rsid="001da47e" style:font-size-asian="8pt" style:font-size-complex="8pt"/>
    </style:style>
    <style:style style:name="P12" style:family="paragraph" style:parent-style-name="Table_20_Contents">
      <style:text-properties fo:font-size="8pt" officeooo:rsid="001f4062" officeooo:paragraph-rsid="001f4062" style:font-size-asian="8pt" style:font-size-complex="8pt"/>
    </style:style>
    <style:style style:name="P13" style:family="paragraph" style:parent-style-name="Table_20_Contents">
      <style:text-properties officeooo:rsid="001f4062" officeooo:paragraph-rsid="001f4062"/>
    </style:style>
    <style:style style:name="P14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f4062" officeooo:paragraph-rsid="001f4062"/>
    </style:style>
    <style:style style:name="P15" style:family="paragraph" style:parent-style-name="Standard">
      <style:text-properties officeooo:paragraph-rsid="0016f88e"/>
    </style:style>
    <style:style style:name="P16" style:family="paragraph" style:parent-style-name="Standard">
      <style:text-properties fo:font-size="7pt" officeooo:rsid="0016f88e" officeooo:paragraph-rsid="0017e543" style:font-size-asian="7pt" style:font-size-complex="7pt"/>
    </style:style>
    <style:style style:name="P17" style:family="paragraph" style:parent-style-name="Standard">
      <style:text-properties fo:font-size="7pt" officeooo:paragraph-rsid="001a0005" style:font-size-asian="7pt" style:font-size-complex="7pt"/>
    </style:style>
    <style:style style:name="P18" style:family="paragraph" style:parent-style-name="Standard">
      <style:text-properties fo:font-size="6pt" officeooo:rsid="0016f88e" officeooo:paragraph-rsid="0016f88e" style:font-size-asian="6pt" style:font-size-complex="6pt"/>
    </style:style>
    <style:style style:name="P19" style:family="paragraph" style:parent-style-name="Standard">
      <style:text-properties fo:font-size="6pt" officeooo:rsid="0016f88e" officeooo:paragraph-rsid="0017e543" style:font-size-asian="6pt" style:font-size-complex="6pt"/>
    </style:style>
    <style:style style:name="P20" style:family="paragraph" style:parent-style-name="Standard">
      <style:text-properties fo:font-size="9pt" officeooo:rsid="0016f88e" officeooo:paragraph-rsid="0016f88e" style:font-size-asian="9pt" style:font-size-complex="9pt"/>
    </style:style>
    <style:style style:name="P21" style:family="paragraph" style:parent-style-name="Standard">
      <style:text-properties officeooo:rsid="0017884a" officeooo:paragraph-rsid="0017884a"/>
    </style:style>
    <style:style style:name="P22" style:family="paragraph" style:parent-style-name="Standard">
      <style:text-properties officeooo:paragraph-rsid="0017e543"/>
    </style:style>
    <style:style style:name="P23" style:family="paragraph" style:parent-style-name="Standard">
      <style:text-properties officeooo:paragraph-rsid="001da47e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17884a" style:font-size-asian="9pt" style:font-size-complex="9pt"/>
    </style:style>
    <style:style style:name="P27" style:family="paragraph" style:parent-style-name="Standard">
      <style:text-properties fo:color="#3f7f5f" style:font-name="Monospace" fo:font-size="10pt" officeooo:rsid="0016f88e" officeooo:paragraph-rsid="0016f88e" fo:background-color="#e8f2fe" style:font-size-asian="10pt" style:font-size-complex="6pt"/>
    </style:style>
    <style:style style:name="P28" style:family="paragraph" style:parent-style-name="Standard">
      <style:text-properties fo:color="#3f7f5f" style:font-name="Monospace" fo:font-size="10pt" officeooo:rsid="0016f88e" officeooo:paragraph-rsid="0017e543" fo:background-color="#e8f2fe" style:font-size-asian="10pt" style:font-size-complex="6pt"/>
    </style:style>
    <style:style style:name="P29" style:family="paragraph" style:parent-style-name="Standard">
      <style:text-properties fo:color="#3f7f5f" style:font-name="Monospace" fo:font-size="10pt" officeooo:rsid="0017e543" officeooo:paragraph-rsid="0017e543" fo:background-color="#e8f2fe" style:font-size-asian="10pt" style:font-size-complex="6pt"/>
    </style:style>
    <style:style style:name="P30" style:family="paragraph" style:parent-style-name="Standard">
      <style:text-properties fo:color="#3f7f5f" style:font-name="Monospace" fo:font-size="10pt" officeooo:rsid="0016f88e" officeooo:paragraph-rsid="0016f88e" fo:background-color="#e8f2fe" style:font-size-asian="10pt" style:font-size-complex="10pt"/>
    </style:style>
    <style:style style:name="P31" style:family="paragraph" style:parent-style-name="Standard">
      <style:text-properties fo:color="#3f7f5f" style:font-name="Monospace" fo:font-size="10pt" officeooo:rsid="0016f88e" officeooo:paragraph-rsid="0017e543" fo:background-color="#e8f2fe" style:font-size-asian="10pt" style:font-size-complex="10pt"/>
    </style:style>
    <style:style style:name="P32" style:family="paragraph" style:parent-style-name="Standard">
      <style:text-properties fo:color="#3f7f5f" style:font-name="Monospace" fo:font-size="7pt" officeooo:rsid="0016f88e" officeooo:paragraph-rsid="0016f88e" fo:background-color="#e8f2fe" style:font-size-asian="7pt" style:font-size-complex="7pt"/>
    </style:style>
    <style:style style:name="P33" style:family="paragraph" style:parent-style-name="Standard">
      <style:text-properties fo:color="#3f7f5f" style:font-name="Monospace" fo:font-size="7pt" officeooo:rsid="0016f88e" officeooo:paragraph-rsid="0017e543" fo:background-color="#e8f2fe" style:font-size-asian="7pt" style:font-size-complex="7pt"/>
    </style:style>
    <style:style style:name="P34" style:family="paragraph" style:parent-style-name="Standard">
      <style:text-properties fo:color="#3f7f5f" style:font-name="Monospace" fo:font-size="7pt" officeooo:rsid="00183f54" officeooo:paragraph-rsid="00183f54" fo:background-color="#e8f2fe" style:font-size-asian="7pt" style:font-size-complex="7pt"/>
    </style:style>
    <style:style style:name="P35" style:family="paragraph" style:parent-style-name="Standard">
      <style:text-properties officeooo:paragraph-rsid="001da47e"/>
    </style:style>
    <style:style style:name="P36" style:family="paragraph" style:parent-style-name="Standard">
      <style:text-properties officeooo:paragraph-rsid="00215a5a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7pt" style:font-size-asian="7pt" style:font-size-complex="7pt"/>
    </style:style>
    <style:style style:name="P38" style:family="paragraph" style:parent-style-name="Preformatted_20_Text">
      <style:text-properties fo:font-variant="normal" fo:text-transform="none" fo:color="#3f7f5f" style:font-name="Monospace" fo:font-size="10pt" fo:letter-spacing="normal" fo:font-style="normal" fo:font-weight="normal" officeooo:rsid="0016f88e" officeooo:paragraph-rsid="0017e543" fo:background-color="#e8f2fe" style:font-size-asian="10pt" style:font-size-complex="6pt"/>
    </style:style>
    <style:style style:name="P39" style:family="paragraph" style:parent-style-name="Table_20_Contents">
      <style:text-properties officeooo:rsid="0016f88e" officeooo:paragraph-rsid="00215a5a"/>
    </style:style>
    <style:style style:name="P40" style:family="paragraph" style:parent-style-name="Table_20_Contents">
      <style:text-properties fo:font-size="7pt" officeooo:rsid="0016f88e" officeooo:paragraph-rsid="00215a5a" style:font-size-asian="7pt" style:font-size-complex="7pt"/>
    </style:style>
    <style:style style:name="P41" style:family="paragraph" style:parent-style-name="Table_20_Contents">
      <style:text-properties officeooo:paragraph-rsid="00215a5a"/>
    </style:style>
    <style:style style:name="P42" style:family="paragraph" style:parent-style-name="Table_20_Contents">
      <style:text-properties officeooo:rsid="00215a5a" officeooo:paragraph-rsid="00215a5a"/>
    </style:style>
    <style:style style:name="P43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215a5a" officeooo:paragraph-rsid="00215a5a"/>
    </style:style>
    <style:style style:name="T1" style:family="text">
      <style:text-properties fo:color="#3f7f5f" style:font-name="Monospace" fo:font-size="10pt" fo:background-color="#e8f2fe" loext:char-shading-value="0" style:font-size-asian="10pt"/>
    </style:style>
    <style:style style:name="T2" style:family="text">
      <style:text-properties fo:color="#3f7f5f" style:font-name="Monospace" fo:font-size="10pt" officeooo:rsid="0017884a" fo:background-color="#e8f2fe" loext:char-shading-value="0" style:font-size-asian="10pt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4" style:family="text">
      <style:text-properties fo:color="#0000c0" style:font-name="Monospace" fo:background-color="#d4d4d4" loext:char-shading-value="0"/>
    </style:style>
    <style:style style:name="T5" style:family="text">
      <style:text-properties fo:color="#0000c0" style:font-name="Monospace" officeooo:rsid="0016f88e" fo:background-color="#d4d4d4" loext:char-shading-value="0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officeooo:rsid="0016f88e"/>
    </style:style>
    <style:style style:name="T8" style:family="text">
      <style:text-properties fo:color="#7d7d7d" style:font-name="Monospace"/>
    </style:style>
    <style:style style:name="T9" style:family="text">
      <style:text-properties fo:color="#7d7d7d" style:font-name="Monospace" officeooo:rsid="0016f88e"/>
    </style:style>
    <style:style style:name="T10" style:family="text">
      <style:text-properties fo:color="#2a00ff" style:font-name="Monospace"/>
    </style:style>
    <style:style style:name="T11" style:family="text">
      <style:text-properties fo:color="#2a00ff" style:font-name="Monospace" officeooo:rsid="0016f88e"/>
    </style:style>
    <style:style style:name="T12" style:family="text">
      <style:text-properties officeooo:rsid="001a0005"/>
    </style:style>
    <style:style style:name="T13" style:family="text">
      <style:text-properties officeooo:rsid="001da47e"/>
    </style:style>
    <style:style style:name="T14" style:family="text">
      <style:text-properties officeooo:rsid="00215a5a"/>
    </style:style>
    <style:style style:name="T15" style:family="text">
      <style:text-properties officeooo:rsid="0021b5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rogram </text:p>
          </table:table-cell>
          <table:table-cell table:style-name="Table1.A1" table:number-columns-spanned="2" office:value-type="string">
            <text:p text:style-name="P1">Type </text:p>
          </table:table-cell>
          <table:covered-table-cell/>
          <table:table-cell table:style-name="Table1.D1" office:value-type="string">
            <text:p text:style-name="P1">Instruction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Table_20_Contents"/>
          </table:table-cell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Assembly <text:s/></text:p>
          </table:table-cell>
          <table:table-cell table:style-name="Table1.A3" office:value-type="string">
            <text:p text:style-name="P1">HEX </text:p>
          </table:table-cell>
          <table:table-cell table:style-name="Table1.A3" office:value-type="string">
            <text:p text:style-name="P1">BINARY</text:p>
          </table:table-cell>
          <table:table-cell table:style-name="Table1.D3" office:value-type="string">
            <text:p text:style-name="P1">ROM loader 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1"/>
          </table:table-cell>
        </table:table-row>
      </table:table>
      <text:p text:style-name="Standard"/>
      <text:p text:style-name="P21">Size 10 10 7 9 </text:p>
      <text:p text:style-name="Standard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Program</text:p>
          </table:table-cell>
          <table:table-cell table:style-name="Table2.A1" table:number-columns-spanned="2" office:value-type="string">
            <text:p text:style-name="P1">Type </text:p>
          </table:table-cell>
          <table:covered-table-cell/>
          <table:table-cell table:style-name="Table2.D1" office:value-type="string">
            <text:p text:style-name="P1">Instructions</text:p>
          </table:table-cell>
        </table:table-row>
        <table:table-row>
          <table:table-cell table:style-name="Table2.A2" office:value-type="string">
            <text:p text:style-name="P2"><text:span text:style-name="T14">Simpe Add</text:span> </text:p>
          </table:table-cell>
          <table:table-cell table:style-name="Table2.B2" table:number-columns-spanned="2" office:value-type="string">
            <text:p text:style-name="P1"><text:span text:style-name="T14">R I instructions</text:span> </text:p>
          </table:table-cell>
          <table:covered-table-cell/>
          <table:table-cell table:style-name="Table2.D2" office:value-type="string">
            <text:p text:style-name="P1">ADDI, ADDI </text:p>
          </table:table-cell>
        </table:table-row>
        <table:table-row>
          <table:table-cell table:style-name="Table2.A3" office:value-type="string">
            <text:p text:style-name="P1">Assembly <text:s/></text:p>
          </table:table-cell>
          <table:table-cell table:style-name="Table2.A3" office:value-type="string">
            <text:p text:style-name="P1">HEX </text:p>
          </table:table-cell>
          <table:table-cell table:style-name="Table2.A3" office:value-type="string">
            <text:p text:style-name="P1">BINARY</text:p>
          </table:table-cell>
          <table:table-cell table:style-name="Table2.D3" office:value-type="string">
            <text:p text:style-name="P1">ROM loader </text:p>
          </table:table-cell>
        </table:table-row>
        <table:table-row>
          <table:table-cell table:style-name="Table2.A4" office:value-type="string">
            <text:p text:style-name="P18"><text:span text:style-name="T2">Addi </text:span><text:span text:style-name="T1">$1 $2 12</text:span></text:p>
            <text:p text:style-name="P18"><text:span text:style-name="T3">addi</text:span><text:span text:style-name="T1"> $7 $2 13</text:span></text:p>
            <text:p text:style-name="P27">add <text:s/>$5 $1 $7</text:p>
          </table:table-cell>
          <table:table-cell table:style-name="Table2.B4" office:value-type="string">
            <text:p text:style-name="P30">2041000c</text:p>
            <text:p text:style-name="P27">2047000d</text:p>
            <text:p text:style-name="P27">00272820</text:p>
          </table:table-cell>
          <table:table-cell table:style-name="Table2.C4" office:value-type="string">
            <text:p text:style-name="P32">00100000 01000001 00000000 00001100</text:p>
            <text:p text:style-name="P32"/>
            <text:p text:style-name="P32">00100000 01000111 00000000 00001101</text:p>
            <text:p text:style-name="P32"/>
            <text:p text:style-name="P32">00000000 00100111 00101000 00100000</text:p>
          </table:table-cell>
          <table:table-cell table:style-name="Table2.D4" office:value-type="string">
            <text:p text:style-name="P20"><text:span text:style-name="T4">rom_0</text:span><text:span text:style-name="T6">(</text:span><text:span text:style-name="T8">3</text:span><text:span text:style-name="T6">) <text:s/>&lt;= <text:s/></text:span><text:span text:style-name="T10">"00100000"</text:span><text:span text:style-name="T6">;</text:span></text:p>
            <text:p text:style-name="P26"><text:span text:style-name="T4">rom_0</text:span><text:span text:style-name="T6">(</text:span><text:span text:style-name="T8">2</text:span><text:span text:style-name="T6">) <text:s/>&lt;= <text:s/></text:span><text:span text:style-name="T10">"01000001"</text:span><text:span text:style-name="T6">;</text:span></text:p>
            <text:p text:style-name="P26"><text:span text:style-name="T4">rom_0</text:span><text:span text:style-name="T6">(</text:span><text:span text:style-name="T8">1</text:span><text:span text:style-name="T6">) <text:s/>&lt;= <text:s/></text:span><text:span text:style-name="T10">"00000000"</text:span><text:span text:style-name="T6">;</text:span></text:p>
            <text:p text:style-name="P26"><text:span text:style-name="T4">rom_0</text:span><text:span text:style-name="T6">(</text:span><text:span text:style-name="T8">0</text:span><text:span text:style-name="T6">) <text:s/>&lt;= <text:s/></text:span><text:span text:style-name="T10">"00001100"</text:span><text:span text:style-name="T6">;</text:span></text:p>
            <text:p text:style-name="P26"><text:span text:style-name="T4">rom_0</text:span><text:span text:style-name="T6">(</text:span><text:span text:style-name="T8">7</text:span><text:span text:style-name="T6">) <text:s/>&lt;= <text:s/></text:span><text:span text:style-name="T10">"00100000"</text:span><text:span text:style-name="T6">;</text:span></text:p>
            <text:p text:style-name="P25"><text:span text:style-name="T4">rom_0</text:span><text:span text:style-name="T6">(</text:span><text:span text:style-name="T8">6</text:span><text:span text:style-name="T6">) <text:s/>&lt;= <text:s/></text:span><text:span text:style-name="T10">"01000111"</text:span><text:span text:style-name="T6">;</text:span></text:p>
            <text:p text:style-name="P25"><text:span text:style-name="T4">rom_0</text:span><text:span text:style-name="T6">(</text:span><text:span text:style-name="T8">5</text:span><text:span text:style-name="T6">) <text:s/>&lt;= <text:s/></text:span><text:span text:style-name="T10">"00000000"</text:span><text:span text:style-name="T6">;</text:span></text:p>
            <text:p text:style-name="P25"><text:span text:style-name="T4">rom_0</text:span><text:span text:style-name="T6">(</text:span><text:span text:style-name="T8">4</text:span><text:span text:style-name="T6">) <text:s/>&lt;= <text:s/></text:span><text:span text:style-name="T10">"00001101"</text:span><text:span text:style-name="T6">;</text:span></text:p>
            <text:p text:style-name="P25"><text:span text:style-name="T4">rom_0</text:span><text:span text:style-name="T6">(</text:span><text:span text:style-name="T8">11</text:span><text:span text:style-name="T6">) <text:s/>&lt;= <text:s/></text:span><text:span text:style-name="T10">"00000000"</text:span><text:span text:style-name="T6">;</text:span></text:p>
            <text:p text:style-name="P25"><text:span text:style-name="T4">rom_0</text:span><text:span text:style-name="T6">(</text:span><text:span text:style-name="T8">10</text:span><text:span text:style-name="T6">) <text:s/>&lt;= <text:s/></text:span><text:span text:style-name="T10">"00100111"</text:span><text:span text:style-name="T6">;</text:span></text:p>
            <text:p text:style-name="P25"><text:span text:style-name="T4">rom_0</text:span><text:span text:style-name="T6">(</text:span><text:span text:style-name="T8">9</text:span><text:span text:style-name="T6">) <text:s/>&lt;= <text:s/></text:span><text:span text:style-name="T10">"00101000"</text:span><text:span text:style-name="T6">;</text:span></text:p>
            <text:p text:style-name="P20"><text:span text:style-name="T4">rom_0</text:span><text:span text:style-name="T6">(</text:span><text:span text:style-name="T8">8</text:span><text:span text:style-name="T6">) <text:s/>&lt;= <text:s/></text:span><text:span text:style-name="T10">"00100000"</text:span><text:span text:style-name="T6">;</text:span></text:p>
          </table:table-cell>
        </table:table-row>
      </table:table>
      <text:p text:style-name="P15"/>
      <text:p text:style-name="P15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Program</text:p>
          </table:table-cell>
          <table:table-cell table:style-name="Table3.A1" table:number-columns-spanned="2" office:value-type="string">
            <text:p text:style-name="P3">Type </text:p>
          </table:table-cell>
          <table:covered-table-cell/>
          <table:table-cell table:style-name="Table3.D1" office:value-type="string">
            <text:p text:style-name="P3">Instructions</text:p>
          </table:table-cell>
        </table:table-row>
        <table:table-row>
          <table:table-cell table:style-name="Table3.A2" office:value-type="string">
            <text:p text:style-name="P4">TEST <text:span text:style-name="T13">2 </text:span></text:p>
          </table:table-cell>
          <table:table-cell table:style-name="Table3.B2" table:number-columns-spanned="2" office:value-type="string">
            <text:p text:style-name="P3">Basic </text:p>
          </table:table-cell>
          <table:covered-table-cell/>
          <table:table-cell table:style-name="Table3.D2" office:value-type="string">
            <text:p text:style-name="P3"><text:span text:style-name="T14">ADD</text:span>,<text:span text:style-name="T14">ADDI</text:span> , <text:span text:style-name="T12">SW, LW </text:span></text:p>
          </table:table-cell>
        </table:table-row>
        <table:table-row>
          <table:table-cell table:style-name="Table3.A3" office:value-type="string">
            <text:p text:style-name="P3">Assembly <text:s/></text:p>
          </table:table-cell>
          <table:table-cell table:style-name="Table3.A3" office:value-type="string">
            <text:p text:style-name="P3">HEX </text:p>
          </table:table-cell>
          <table:table-cell table:style-name="Table3.A3" office:value-type="string">
            <text:p text:style-name="P3">BINARY</text:p>
          </table:table-cell>
          <table:table-cell table:style-name="Table3.D3" office:value-type="string">
            <text:p text:style-name="P3">ROM loader </text:p>
          </table:table-cell>
        </table:table-row>
        <table:table-row>
          <table:table-cell table:style-name="Table3.A4" office:value-type="string">
            <text:p text:style-name="P19"><text:span text:style-name="T2">Addi </text:span><text:span text:style-name="T1">$1 $2 12</text:span></text:p>
            <text:p text:style-name="P19"><text:span text:style-name="T3">addi</text:span><text:span text:style-name="T1"> $7 $2 13</text:span></text:p>
            <text:p text:style-name="P28">add <text:s/>$5 $1 $7 </text:p>
            <text:p text:style-name="P29">sw $5 0($0)</text:p>
          </table:table-cell>
          <table:table-cell table:style-name="Table3.B4" office:value-type="string">
            <text:p text:style-name="P31">2041000c</text:p>
            <text:p text:style-name="P28">2047000d</text:p>
            <text:p text:style-name="P28">00272820</text:p>
            <text:p text:style-name="P38">ac050000</text:p>
            <text:p text:style-name="P28"/>
          </table:table-cell>
          <table:table-cell table:style-name="Table3.C4" office:value-type="string">
            <text:p text:style-name="P33">00100000 01000001 00000000 00001100</text:p>
            <text:p text:style-name="P33"/>
            <text:p text:style-name="P33">00100000 01000111 00000000 00001101</text:p>
            <text:p text:style-name="P33"/>
            <text:p text:style-name="P33">00000000 00100111 00101000 00100000</text:p>
            <text:p text:style-name="P33"/>
            <text:p text:style-name="P34">10101100 00000101 00000000 00000000</text:p>
          </table:table-cell>
          <table:table-cell table:style-name="Table3.D4" office:value-type="string">
            <text:p text:style-name="P17"><text:span text:style-name="T5">rom_0</text:span><text:span text:style-name="T7">(</text:span><text:span text:style-name="T9">3</text:span><text:span text:style-name="T7">) <text:s/>&lt;= <text:s/></text:span><text:span text:style-name="T11">"00100000"</text:span><text:span text:style-name="T7">;</text:span><text:span text:style-name="T6"><text:tab/></text:span></text:p>
            <text:p text:style-name="P17"><text:span text:style-name="T4">rom_0</text:span><text:span text:style-name="T6">(</text:span><text:span text:style-name="T8">2</text:span><text:span text:style-name="T6">) <text:s/>&lt;= <text:s/></text:span><text:span text:style-name="T10">"01000001"</text:span><text:span text:style-name="T6">;</text:span></text:p>
            <text:p text:style-name="P24"><text:span text:style-name="T4">rom_0</text:span><text:span text:style-name="T6">(</text:span><text:span text:style-name="T8">1</text:span><text:span text:style-name="T6">) <text:s/>&lt;= <text:s/></text:span><text:span text:style-name="T10">"00000000"</text:span><text:span text:style-name="T6">;</text:span></text:p>
            <text:p text:style-name="P24"><text:span text:style-name="T4">rom_0</text:span><text:span text:style-name="T6">(</text:span><text:span text:style-name="T8">0</text:span><text:span text:style-name="T6">) <text:s/>&lt;= <text:s/></text:span><text:span text:style-name="T10">"00001100"</text:span><text:span text:style-name="T6">;</text:span></text:p>
            <text:p text:style-name="P37"/>
            <text:p text:style-name="P24"><text:span text:style-name="T4">rom_0</text:span><text:span text:style-name="T6">(</text:span><text:span text:style-name="T8">7</text:span><text:span text:style-name="T6">) <text:s/>&lt;= <text:s/></text:span><text:span text:style-name="T10">"00100000"</text:span><text:span text:style-name="T6">;</text:span></text:p>
            <text:p text:style-name="P24"><text:span text:style-name="T4">rom_0</text:span><text:span text:style-name="T6">(</text:span><text:span text:style-name="T8">6</text:span><text:span text:style-name="T6">) <text:s/>&lt;= <text:s/></text:span><text:span text:style-name="T10">"01000111"</text:span><text:span text:style-name="T6">;</text:span></text:p>
            <text:p text:style-name="P24"><text:span text:style-name="T4">rom_0</text:span><text:span text:style-name="T6">(</text:span><text:span text:style-name="T8">5</text:span><text:span text:style-name="T6">) <text:s/>&lt;= <text:s/></text:span><text:span text:style-name="T10">"00000000"</text:span><text:span text:style-name="T6">;</text:span></text:p>
            <text:p text:style-name="P24"><text:span text:style-name="T4">rom_0</text:span><text:span text:style-name="T6">(</text:span><text:span text:style-name="T8">4</text:span><text:span text:style-name="T6">) <text:s/>&lt;= <text:s/></text:span><text:span text:style-name="T10">"00001101"</text:span><text:span text:style-name="T6">;</text:span></text:p>
            <text:p text:style-name="P37"/>
            <text:p text:style-name="P24"><text:span text:style-name="T4">rom_0</text:span><text:span text:style-name="T6">(</text:span><text:span text:style-name="T8">11</text:span><text:span text:style-name="T6">) <text:s/>&lt;= <text:s/></text:span><text:span text:style-name="T10">"00000000"</text:span><text:span text:style-name="T6">;</text:span></text:p>
            <text:p text:style-name="P24"><text:span text:style-name="T4">rom_0</text:span><text:span text:style-name="T6">(</text:span><text:span text:style-name="T8">10</text:span><text:span text:style-name="T6">) <text:s/>&lt;= <text:s/></text:span><text:span text:style-name="T10">"00100111"</text:span><text:span text:style-name="T6">;</text:span></text:p>
            <text:p text:style-name="P24"><text:span text:style-name="T4">rom_0</text:span><text:span text:style-name="T6">(</text:span><text:span text:style-name="T8">9</text:span><text:span text:style-name="T6">) <text:s/>&lt;= <text:s/></text:span><text:span text:style-name="T10">"00101000"</text:span><text:span text:style-name="T6">;</text:span></text:p>
            <text:p text:style-name="P24"><text:span text:style-name="T4">rom_0</text:span><text:span text:style-name="T6">(</text:span><text:span text:style-name="T8">8</text:span><text:span text:style-name="T6">) <text:s/>&lt;= <text:s/></text:span><text:span text:style-name="T10">"00100000"</text:span><text:span text:style-name="T6">;</text:span></text:p>
            <text:p text:style-name="P37"/>
            <text:p text:style-name="P24"><text:span text:style-name="T4">rom_0</text:span><text:span text:style-name="T6">(</text:span><text:span text:style-name="T8">15</text:span><text:span text:style-name="T6">) <text:s/>&lt;= <text:s/></text:span><text:span text:style-name="T10">"10101100"</text:span><text:span text:style-name="T6">;</text:span></text:p>
            <text:p text:style-name="P24"><text:span text:style-name="T4">rom_0</text:span><text:span text:style-name="T6">(</text:span><text:span text:style-name="T8">14</text:span><text:span text:style-name="T6">) <text:s/>&lt;= <text:s/></text:span><text:span text:style-name="T10">"00000101"</text:span><text:span text:style-name="T6">;</text:span></text:p>
            <text:p text:style-name="P24"><text:span text:style-name="T4">rom_0</text:span><text:span text:style-name="T6">(</text:span><text:span text:style-name="T8">13</text:span><text:span text:style-name="T6">) <text:s/>&lt;= <text:s/></text:span><text:span text:style-name="T10">"00000000"</text:span><text:span text:style-name="T6">;</text:span></text:p>
            <text:p text:style-name="P24"><text:span text:style-name="T4">rom_0</text:span><text:span text:style-name="T6">(</text:span><text:span text:style-name="T8">12</text:span><text:span text:style-name="T6">) <text:s/>&lt;= <text:s/></text:span><text:span text:style-name="T10">"00000000"</text:span><text:span text:style-name="T6">;</text:span></text:p>
            <text:p text:style-name="P37"/>
            <text:p text:style-name="P24"><text:span text:style-name="T4">rom_0</text:span><text:span text:style-name="T6">(</text:span><text:span text:style-name="T8">19</text:span><text:span text:style-name="T6">) <text:s/>&lt;= <text:s/></text:span><text:span text:style-name="T10">"10001100"</text:span><text:span text:style-name="T6">;</text:span></text:p>
            <text:p text:style-name="P24"><text:span text:style-name="T4">rom_0</text:span><text:span text:style-name="T6">(</text:span><text:span text:style-name="T8">18</text:span><text:span text:style-name="T6">) <text:s/>&lt;= <text:s/></text:span><text:span text:style-name="T10">"00000110"</text:span><text:span text:style-name="T6">;</text:span></text:p>
            <text:p text:style-name="P24"><text:span text:style-name="T4">rom_0</text:span><text:span text:style-name="T6">(</text:span><text:span text:style-name="T8">17</text:span><text:span text:style-name="T6">) <text:s/>&lt;= <text:s/></text:span><text:span text:style-name="T10">"00000000"</text:span><text:span text:style-name="T6">;</text:span></text:p>
            <text:p text:style-name="P16"><text:span text:style-name="T4">rom_0</text:span><text:span text:style-name="T6">(</text:span><text:span text:style-name="T8">16</text:span><text:span text:style-name="T6">) <text:s/>&lt;= <text:s/></text:span><text:span text:style-name="T10">"00000000"</text:span><text:span text:style-name="T6">;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Program </text:p>
          </table:table-cell>
          <table:table-cell table:style-name="Table4.A1" table:number-columns-spanned="2" office:value-type="string">
            <text:p text:style-name="P5">Type </text:p>
          </table:table-cell>
          <table:covered-table-cell/>
          <table:table-cell table:style-name="Table4.D1" office:value-type="string">
            <text:p text:style-name="P5">Instructions</text:p>
          </table:table-cell>
        </table:table-row>
        <table:table-row>
          <table:table-cell table:style-name="Table4.A2" office:value-type="string">
            <text:p text:style-name="P10">Test3</text:p>
          </table:table-cell>
          <table:table-cell table:style-name="Table4.B2" table:number-columns-spanned="2" office:value-type="string">
            <text:p text:style-name="P13">Simple program</text:p>
          </table:table-cell>
          <table:covered-table-cell/>
          <table:table-cell table:style-name="Table4.D2" office:value-type="string">
            <text:p text:style-name="P9"><text:span text:style-name="T14">ADD,</text:span> <text:span text:style-name="T14">SW,</text:span> <text:span text:style-name="T14">LW,</text:span> <text:span text:style-name="T14">ADDI,</text:span> <text:span text:style-name="T14">J</text:span> </text:p>
          </table:table-cell>
        </table:table-row>
        <table:table-row>
          <table:table-cell table:style-name="Table4.A3" office:value-type="string">
            <text:p text:style-name="P5">Assembly <text:s/></text:p>
          </table:table-cell>
          <table:table-cell table:style-name="Table4.A3" office:value-type="string">
            <text:p text:style-name="P5">HEX </text:p>
          </table:table-cell>
          <table:table-cell table:style-name="Table4.A3" office:value-type="string">
            <text:p text:style-name="P5">BINARY</text:p>
          </table:table-cell>
          <table:table-cell table:style-name="Table4.D3" office:value-type="string">
            <text:p text:style-name="P5">ROM loader </text:p>
          </table:table-cell>
        </table:table-row>
        <table:table-row>
          <table:table-cell table:style-name="Table4.A4" office:value-type="string">
            <text:p text:style-name="P9">addi $1, $2, 12</text:p>
            <text:p text:style-name="P9">addi $7, $2, 13</text:p>
            <text:p text:style-name="P9">add <text:s/>$5, $1, $7 <text:tab/></text:p>
            <text:p text:style-name="P9">sw $5, 0($0)</text:p>
            <text:p text:style-name="P9">lw $1, 0($0)</text:p>
            <text:p text:style-name="P9">j 8</text:p>
          </table:table-cell>
          <table:table-cell table:style-name="Table4.B4" office:value-type="string">
            <text:p text:style-name="P7">2041000c</text:p>
            <text:p text:style-name="P7">2047000d</text:p>
            <text:p text:style-name="P7">00272820</text:p>
            <text:p text:style-name="P7">ac050000</text:p>
            <text:p text:style-name="P7">8c010000</text:p>
            <text:p text:style-name="P7">08000002</text:p>
            <text:p text:style-name="P7"/>
          </table:table-cell>
          <table:table-cell table:style-name="Table4.C4" office:value-type="string">
            <text:p text:style-name="P7">00100000010000010000000000001100</text:p>
            <text:p text:style-name="P7">00100000010001110000000000001101</text:p>
            <text:p text:style-name="P7">00000000001001110010100000100000</text:p>
            <text:p text:style-name="P7">10101100000001010000000000000000</text:p>
            <text:p text:style-name="P7">10001100000000010000000000000000</text:p>
            <text:p text:style-name="P7">00001000000000000000000000000010</text:p>
          </table:table-cell>
          <table:table-cell table:style-name="Table4.D4" office:value-type="string">
            <text:p text:style-name="P11">rom_0(3) <text:s/>&lt;= <text:s/>"00100000";</text:p>
            <text:p text:style-name="P11">rom_0(2) <text:s/>&lt;= <text:s/>"01000001";</text:p>
            <text:p text:style-name="P11">rom_0(1) <text:s/>&lt;= <text:s/>"00000000";</text:p>
            <text:p text:style-name="P11">rom_0(0) <text:s/>&lt;= <text:s/>"00001100";</text:p>
            <text:p text:style-name="P11">rom_0(7) <text:s/>&lt;= <text:s/>"00100000";</text:p>
            <text:p text:style-name="P11">rom_0(6) <text:s/>&lt;= <text:s/>"01000111";</text:p>
            <text:p text:style-name="P11">rom_0(5) <text:s/>&lt;= <text:s/>"00000000";</text:p>
            <text:p text:style-name="P11">rom_0(4) <text:s/>&lt;= <text:s/>"00001101";</text:p>
            <text:p text:style-name="P11">rom_0(11) <text:s/>&lt;= <text:s/>"00000000";</text:p>
            <text:p text:style-name="P11">rom_0(10) <text:s/>&lt;= <text:s/>"00100111";</text:p>
            <text:p text:style-name="P11">rom_0(9) <text:s/>&lt;= <text:s/>"00101000";</text:p>
            <text:p text:style-name="P11">rom_0(8) <text:s/>&lt;= <text:s/>"00100000";</text:p>
            <text:p text:style-name="P11">rom_0(15) <text:s/>&lt;= <text:s/>"10101100";</text:p>
            <text:p text:style-name="P11">rom_0(14) <text:s/>&lt;= <text:s/>"00000101";</text:p>
            <text:p text:style-name="P11">rom_0(13) <text:s/>&lt;= <text:s/>"00000000";</text:p>
            <text:p text:style-name="P11">rom_0(12) <text:s/>&lt;= <text:s/>"00000000";</text:p>
            <text:p text:style-name="P11">rom_0(19) <text:s/>&lt;= <text:s/>"10001100";</text:p>
            <text:p text:style-name="P11">rom_0(18) <text:s/>&lt;= <text:s/>"00000001";</text:p>
            <text:p text:style-name="P11">rom_0(17) <text:s/>&lt;= <text:s/>"00000000";</text:p>
            <text:p text:style-name="P11">rom_0(16) <text:s/>&lt;= <text:s/>"00000000";</text:p>
            <text:p text:style-name="P11">rom_0(23) <text:s/>&lt;= <text:s/>"00001000";</text:p>
            <text:p text:style-name="P11">rom_0(22) <text:s/>&lt;= <text:s/>"00000000";</text:p>
            <text:p text:style-name="P11">rom_0(21) <text:s/>&lt;= <text:s/>"00000000";</text:p>
            <text:p text:style-name="P11">rom_0(20) <text:s/>&lt;= <text:s/>"00000010";</text:p>
          </table:table-cell>
        </table:table-row>
      </table:table>
      <text:p text:style-name="P23"/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>Program </text:p>
          </table:table-cell>
          <table:table-cell table:style-name="Table5.A1" table:number-columns-spanned="2" office:value-type="string">
            <text:p text:style-name="P5">Type </text:p>
          </table:table-cell>
          <table:covered-table-cell/>
          <table:table-cell table:style-name="Table5.D1" office:value-type="string">
            <text:p text:style-name="P5">Instructions</text:p>
          </table:table-cell>
        </table:table-row>
        <table:table-row>
          <table:table-cell table:style-name="Table5.A2" office:value-type="string">
            <text:p text:style-name="P14">Test_Branch </text:p>
          </table:table-cell>
          <table:table-cell table:style-name="Table5.B2" table:number-columns-spanned="2" office:value-type="string">
            <text:p text:style-name="P13"><text:span text:style-name="T15">Programm_test1</text:span> </text:p>
          </table:table-cell>
          <table:covered-table-cell/>
          <table:table-cell table:style-name="Table5.D2" office:value-type="string">
            <text:p text:style-name="P42">ADDI, ADD, BEQ, J, <text:span text:style-name="T15">SUB</text:span></text:p>
          </table:table-cell>
        </table:table-row>
        <table:table-row>
          <table:table-cell table:style-name="Table5.A3" office:value-type="string">
            <text:p text:style-name="P5">Assembly <text:s/></text:p>
          </table:table-cell>
          <table:table-cell table:style-name="Table5.A3" office:value-type="string">
            <text:p text:style-name="P5">HEX </text:p>
          </table:table-cell>
          <table:table-cell table:style-name="Table5.A3" office:value-type="string">
            <text:p text:style-name="P5">BINARY</text:p>
          </table:table-cell>
          <table:table-cell table:style-name="Table5.D3" office:value-type="string">
            <text:p text:style-name="P5">ROM loader </text:p>
          </table:table-cell>
        </table:table-row>
        <table:table-row>
          <table:table-cell table:style-name="Table5.A4" office:value-type="string">
            <text:p text:style-name="P13">addi $4, $2, 1 </text:p>
            <text:p text:style-name="P13">addi $5, $2, 12</text:p>
            <text:p text:style-name="P13">addi $6, $2, 13</text:p>
            <text:p text:style-name="P13">add <text:s/>$7, $4, $5</text:p>
            <text:p text:style-name="P13">sub <text:s/>$7, $7, $4</text:p>
            <text:p text:style-name="P13">beq <text:s/>$7, $4, -24</text:p>
            <text:p text:style-name="P13">j 16 <text:s/></text:p>
          </table:table-cell>
          <table:table-cell table:style-name="Table5.B4" office:value-type="string">
            <text:p text:style-name="P8">20 44 00 01</text:p>
            <text:p text:style-name="P8">20 45 00 0c</text:p>
            <text:p text:style-name="P8">20 46 00 0d</text:p>
            <text:p text:style-name="P8">00 85 38 20</text:p>
            <text:p text:style-name="P8">00 e4 38 22</text:p>
            <text:p text:style-name="P8">10 e4 ff fa</text:p>
            <text:p text:style-name="P8">08 00 00 04</text:p>
          </table:table-cell>
          <table:table-cell table:style-name="Table5.C4" office:value-type="string">
            <text:p text:style-name="P8">00100000010001000000000000000001</text:p>
            <text:p text:style-name="P8">00100000010001010000000000001100</text:p>
            <text:p text:style-name="P8">00100000010001100000000000001101</text:p>
            <text:p text:style-name="P8">00000000100001010011100000100000</text:p>
            <text:p text:style-name="P8">00000000111001000011100000100010</text:p>
            <text:p text:style-name="P8">00010000111001001111111111111010</text:p>
            <text:p text:style-name="P8">00001000000000000000000000000100</text:p>
          </table:table-cell>
          <table:table-cell table:style-name="Table5.D4" office:value-type="string">
            <text:p text:style-name="P12">rom_0(3) <text:s/>&lt;= <text:s/>"00100000";</text:p>
            <text:p text:style-name="P12">rom_0(2) <text:s/>&lt;= <text:s/>"01000100";</text:p>
            <text:p text:style-name="P12">rom_0(1) <text:s/>&lt;= <text:s/>"00000000";</text:p>
            <text:p text:style-name="P12">rom_0(0) <text:s/>&lt;= <text:s/>"00000001";</text:p>
            <text:p text:style-name="P12">rom_0(7) <text:s/>&lt;= <text:s/>"00100000";</text:p>
            <text:p text:style-name="P12">rom_0(6) <text:s/>&lt;= <text:s/>"01000101";</text:p>
            <text:p text:style-name="P12">rom_0(5) <text:s/>&lt;= <text:s/>"00000000";</text:p>
            <text:p text:style-name="P12">rom_0(4) <text:s/>&lt;= <text:s/>"00001100";</text:p>
            <text:p text:style-name="P12">rom_0(11) <text:s/>&lt;= <text:s/>"00100000";</text:p>
            <text:p text:style-name="P12">rom_0(10) <text:s/>&lt;= <text:s/>"01000110";</text:p>
            <text:p text:style-name="P12">rom_0(9) <text:s/>&lt;= <text:s/>"00000000";</text:p>
            <text:p text:style-name="P12">rom_0(8) <text:s/>&lt;= <text:s/>"00001101";</text:p>
            <text:p text:style-name="P12">rom_0(15) <text:s/>&lt;= <text:s/>"00000000";</text:p>
            <text:p text:style-name="P12">rom_0(14) <text:s/>&lt;= <text:s/>"10000101";</text:p>
            <text:p text:style-name="P12">rom_0(13) <text:s/>&lt;= <text:s/>"00111000";</text:p>
            <text:p text:style-name="P12">rom_0(12) <text:s/>&lt;= <text:s/>"00100000";</text:p>
            <text:p text:style-name="P12">rom_0(19) <text:s/>&lt;= <text:s/>"00000000";</text:p>
            <text:p text:style-name="P12">rom_0(18) <text:s/>&lt;= <text:s/>"11100100";</text:p>
            <text:p text:style-name="P12">rom_0(17) <text:s/>&lt;= <text:s/>"00111000";</text:p>
            <text:p text:style-name="P12">rom_0(16) <text:s/>&lt;= <text:s/>"00100010";</text:p>
            <text:p text:style-name="P12">rom_0(23) <text:s/>&lt;= <text:s/>"00010000";</text:p>
            <text:p text:style-name="P12">rom_0(22) <text:s/>&lt;= <text:s/>"11100100";</text:p>
            <text:p text:style-name="P12">rom_0(21) <text:s/>&lt;= <text:s/>"11111111";</text:p>
            <text:p text:style-name="P12">rom_0(20) <text:s/>&lt;= <text:s/>"11111010";</text:p>
            <text:p text:style-name="P12">rom_0(27) <text:s/>&lt;= <text:s/>"00001000";</text:p>
            <text:p text:style-name="P12">rom_0(26) <text:s/>&lt;= <text:s/>"00000000";</text:p>
            <text:p text:style-name="P12">rom_0(25) <text:s/>&lt;= <text:s/>"00000000";</text:p>
            <text:p text:style-name="P12">rom_0(24) <text:s/>&lt;= <text:s/>"00000100";</text:p>
          </table:table-cell>
        </table:table-row>
      </table:table>
      <text:p text:style-name="P23"/>
      <text:p text:style-name="P23"><text:soft-page-break/></text:p>
      <text:p text:style-name="P3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9">Program </text:p>
          </table:table-cell>
          <table:table-cell table:style-name="Table6.A1" table:number-columns-spanned="2" office:value-type="string">
            <text:p text:style-name="P39">Type </text:p>
          </table:table-cell>
          <table:covered-table-cell/>
          <table:table-cell table:style-name="Table6.D1" office:value-type="string">
            <text:p text:style-name="P39">Instructions</text:p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B2" table:number-columns-spanned="2" office:value-type="string">
            <text:p text:style-name="P41"/>
          </table:table-cell>
          <table:covered-table-cell/>
          <table:table-cell table:style-name="Table6.D2" office:value-type="string">
            <text:p text:style-name="P39"/>
          </table:table-cell>
        </table:table-row>
        <table:table-row>
          <table:table-cell table:style-name="Table6.A3" office:value-type="string">
            <text:p text:style-name="P39">Assembly <text:s/></text:p>
          </table:table-cell>
          <table:table-cell table:style-name="Table6.A3" office:value-type="string">
            <text:p text:style-name="P39">HEX </text:p>
          </table:table-cell>
          <table:table-cell table:style-name="Table6.A3" office:value-type="string">
            <text:p text:style-name="P39">BINARY</text:p>
          </table:table-cell>
          <table:table-cell table:style-name="Table6.D3" office:value-type="string">
            <text:p text:style-name="P39">ROM loader </text:p>
          </table:table-cell>
        </table:table-row>
        <table:table-row>
          <table:table-cell table:style-name="Table6.A4" office:value-type="string">
            <text:p text:style-name="P39"/>
          </table:table-cell>
          <table:table-cell table:style-name="Table6.B4" office:value-type="string">
            <text:p text:style-name="P40"/>
          </table:table-cell>
          <table:table-cell table:style-name="Table6.C4" office:value-type="string">
            <text:p text:style-name="P40"/>
          </table:table-cell>
          <table:table-cell table:style-name="Table6.D4" office:value-type="string">
            <text:p text:style-name="P39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52:26.561880527</meta:creation-date>
    <dc:date>2016-10-04T14:19:17.962365108</dc:date>
    <meta:editing-duration>PT35M58S</meta:editing-duration>
    <meta:editing-cycles>5</meta:editing-cycles>
    <meta:generator>LibreOffice/5.1.4.2$Linux_X86_64 LibreOffice_project/10m0$Build-2</meta:generator>
    <meta:document-statistic meta:table-count="6" meta:image-count="0" meta:object-count="0" meta:page-count="3" meta:paragraph-count="199" meta:word-count="489" meta:character-count="3755" meta:non-whitespace-character-count="3240"/>
  </office:meta>
</office:document-meta>
</file>